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reak-before="pag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4pt" fo:language="ru" fo:country="RU" fo:font-weight="bold" officeooo:rsid="000982af" officeooo:paragraph-rsid="000ab38a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4pt" fo:language="ru" fo:country="RU" fo:font-weight="bold" officeooo:rsid="000982af" officeooo:paragraph-rsid="000bce25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 style:master-page-name="Standard">
      <style:paragraph-properties fo:margin-top="0in" fo:margin-bottom="0in" style:contextual-spacing="false" fo:line-height="150%" fo:text-align="center" style:justify-single-word="false" fo:orphans="0" fo:widows="0" style:page-number="1"/>
      <style:text-properties style:font-name="Times New Roman" fo:font-size="14pt" fo:font-weight="bold" officeooo:paragraph-rsid="000ab38a" style:font-name-asian="Times New Roman1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4pt" fo:font-weight="bold" officeooo:paragraph-rsid="000ab38a" style:font-name-asian="Times New Roman1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6pt" fo:font-weight="bold" officeooo:paragraph-rsid="000bce25" style:font-name-asian="Times New Roman1" style:font-size-asian="16pt" style:font-weight-asian="bold" style:font-name-complex="Times New Roman1" style:font-size-complex="16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paragraph-rsid="000bce25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0d56ec" officeooo:paragraph-rsid="000d56ec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officeooo:rsid="000e41e0" officeooo:paragraph-rsid="000e41e0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/>
      <style:text-properties officeooo:rsid="000ffd3a" officeooo:paragraph-rsid="000ffd3a"/>
    </style:style>
    <style:style style:name="P11" style:family="paragraph" style:parent-style-name="Text_20_body">
      <style:paragraph-properties fo:text-align="start" style:justify-single-word="false"/>
    </style:style>
    <style:style style:name="T1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officeooo:rsid="014a92e5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14a92e5" style:font-size-asian="18pt" style:font-size-complex="18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іністерство освіти і науки України</text:p>
      <text:p text:style-name="P5">Дніпровський національний університет імені Олеся Гончара</text:p>
      <text:p text:style-name="P5">Факультет прикладної математики</text:p>
      <text:p text:style-name="P2">Кафедра комп’ютерних технологій</text:p>
      <text:p text:style-name="P2"/>
      <text:p text:style-name="P2"/>
      <text:p text:style-name="P6">КУРСОВА РОБОТА</text:p>
      <text:p text:style-name="P3"><text:span text:style-name="T6">на тему: </text:span><text:span text:style-name="T7">«</text:span><text:span text:style-name="T8">Візуалізація роботи системи антенних випромінювачів із фазовим зсувом</text:span><text:span text:style-name="T7">»</text:span></text:p>
      <text:p text:style-name="P7"><text:span text:style-name="T2"/></text:p>
      <text:p text:style-name="P8"><text:span text:style-name="T2">В</text:span><text:span text:style-name="T1">иконавець: </text:span><text:span text:style-name="T4">студент групи ПА-19-2</text:span></text:p>
      <text:p text:style-name="P8"><text:span text:style-name="T4"><text:s text:c="13"/>Ільяшенко Єгор</text:span></text:p>
      <text:p text:style-name="P8"><text:span text:style-name="T4"/></text:p>
      <text:p text:style-name="P8"><text:span text:style-name="T4"/></text:p>
      <text:p text:style-name="P8"><text:span text:style-name="T3">Керівник:</text:span><text:span text:style-name="T4"> Степанова Н.І.</text:span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9"><text:span text:style-name="T4">м.Дніпро, 2022 р.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Зміст</text:p>
          </text:index-title>
        </text:index-body>
      </text:table-of-content>
      <text:p text:style-name="P9"><text:span text:style-name="T4"><text:line-break/></text:span></text:p>
      <text:h text:style-name="P1" text:outline-level="1"><text:alphabetical-index-mark-start text:id="IMark2543197925064"/>Вступ<text:alphabetical-index-mark-end text:id="IMark2543197925064"/></text:h>
      <text:p text:style-name="P10"><text:span text:style-name="T4"/></text:p>
      <text:h text:style-name="P1" text:outline-level="1">Теоретичні основи</text:h>
      <text:p text:style-name="P11"/>
      <text:h text:style-name="P1" text:outline-level="1">Програмна реалізація</text:h>
      <text:p text:style-name="P11"/>
      <text:h text:style-name="P1" text:outline-level="1">Приклад роботи</text:h>
      <text:p text:style-name="P11"/>
      <text:h text:style-name="P1" text:outline-level="1">Висновки</text:h>
      <text:p text:style-name="P11"/>
      <text:h text:style-name="P1" text:outline-level="1">Список використанної літератури</text:h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30T16:34:00.194000000</dc:date>
    <meta:editing-duration>PT3H41M23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8" meta:paragraph-count="18" meta:word-count="53" meta:character-count="450" meta:non-whitespace-character-count="400"/>
  </office:meta>
</office:document-meta>
</file>